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4_3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T5_5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_14" style:family="text"/>
    <style:style style:name="T6_15" style:family="text"/>
    <style:style style:name="T6_16" style:family="text"/>
    <style:style style:name="T6_17" style:family="text"/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1.27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1.27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1.27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text-align="left" fo:break-before="auto" fo:text-indent="0cm" fo:line-height="100%" fo:margin-top="0cm" fo:margin-bottom="0.212cm" fo:margin-left="1.27cm" fo:margin-right="0cm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text-indent="0cm" fo:line-height="100%" fo:margin-top="0cm" fo:margin-bottom="0.212cm" fo:margin-left="1.27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P1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6_6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text-indent="1.27cm" fo:margin-bottom="0.212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text-align="left" fo:break-before="auto" fo:text-indent="1.27cm" fo:line-height="100%" fo:margin-top="0cm" fo:margin-bottom="0.212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P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1.27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P2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P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15-03</text:span><text:span text:style-name="T3_3">-2012</text:span></text:p>
      <text:p text:style-name="P4"><text:span text:style-name="T4_1">Time</text:span><text:span text:style-name="T4_2">:<text:s/>10.3</text:span><text:span text:style-name="T4_3">9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p text:style-name="P8"/>
      <text:list text:style-name="LS1" xml:id="list0">
        <text:list-item>
          <text:p text:style-name="P9"><text:span text:style-name="T9_1">Objectives</text:span><text:span text:style-name="T9_2"><text:s/>(5<text:s/></text:span><text:span text:style-name="T9_3">min</text:span><text:span text:style-name="T9_4">)</text:span><text:span text:style-name="T9_5"><text:line-break/></text:span><text:span text:style-name="T9_6">Is</text:span><text:span text:style-name="T9_7"><text:s/></text:span><text:span text:style-name="T9_8">everybody</text:span><text:span text:style-name="T9_9"><text:s/></text:span><text:span text:style-name="T9_10">up</text:span><text:span text:style-name="T9_11"><text:s/></text:span><text:span text:style-name="T9_12">to</text:span><text:span text:style-name="T9_13"><text:s/></text:span><text:span text:style-name="T9_14">speed</text:span><text:span text:style-name="T9_15"><text:s/></text:span><text:span text:style-name="T9_16">with</text:span><text:span text:style-name="T9_17"><text:s/></text:span><text:span text:style-name="T9_18">JME</text:span><text:span text:style-name="T9_19">?<text:s/></text:span><text:span text:style-name="T9_20">Most</text:span><text:span text:style-name="T9_21"><text:s/></text:span><text:span text:style-name="T9_22">importantly</text:span><text:span text:style-name="T9_23">,<text:s/></text:span><text:span text:style-name="T9_24">is</text:span><text:span text:style-name="T9_25"><text:s/></text:span><text:span text:style-name="T9_26">everybody</text:span><text:span text:style-name="T9_27"><text:s/></text:span><text:span text:style-name="T9_28">comfortable</text:span><text:span text:style-name="T9_29"><text:s/></text:span><text:span text:style-name="T9_30">with</text:span><text:span text:style-name="T9_31"><text:s/></text:span><text:span text:style-name="T9_32">continuing</text:span><text:span text:style-name="T9_33"><text:s/></text:span><text:span text:style-name="T9_34">with</text:span><text:span text:style-name="T9_35"><text:s/></text:span><text:span text:style-name="T9_36">JME</text:span><text:span text:style-name="T9_37">?<text:s/></text:span><text:span text:style-name="T9_38">After</text:span><text:span text:style-name="T9_39"><text:s/></text:span><text:span text:style-name="T9_40">this</text:span><text:span text:style-name="T9_41"><text:s/></text:span><text:span text:style-name="T9_42">week</text:span><text:span text:style-name="T9_43"><text:s/></text:span><text:span text:style-name="T9_44">it</text:span><text:span text:style-name="T9_45"><text:s/></text:span><text:span text:style-name="T9_46">might</text:span><text:span text:style-name="T9_47"><text:s/></text:span><text:span text:style-name="T9_48">be</text:span><text:span text:style-name="T9_49"><text:s/></text:span><text:span text:style-name="T9_50">too</text:span><text:span text:style-name="T9_51"><text:s/></text:span><text:span text:style-name="T9_52">late</text:span><text:span text:style-name="T9_53"><text:s/></text:span><text:span text:style-name="T9_54">to</text:span><text:span text:style-name="T9_55"><text:s/></text:span><text:span text:style-name="T9_56">go</text:span><text:span text:style-name="T9_57"><text:s/></text:span><text:span text:style-name="T9_58">back</text:span><text:span text:style-name="T9_59">.</text:span></text:p>
        </text:list-item>
        <text:list-item>
          <text:p text:style-name="P10"><text:span text:style-name="T10_1">Reports</text:span><text:span text:style-name="T10_2"><text:s/>(15<text:s/></text:span><text:span text:style-name="T10_3">min</text:span><text:span text:style-name="T10_4">)</text:span></text:p>
        </text:list-item>
      </text:list>
      <text:p text:style-name="P11"><text:span text:style-name="T11_1">No</text:span><text:span text:style-name="T11_2"><text:s/></text:span><text:span text:style-name="T11_3">previous</text:span><text:span text:style-name="T11_4"><text:s/></text:span><text:span text:style-name="T11_5">meetings</text:span><text:span text:style-name="T11_6">,<text:s/></text:span><text:span text:style-name="T11_7">but</text:span><text:span text:style-name="T11_8">:</text:span></text:p>
      <text:p text:style-name="P12"><text:span text:style-name="T12_1">Are</text:span><text:span text:style-name="T12_2"><text:s/></text:span><text:span text:style-name="T12_3">we</text:span><text:span text:style-name="T12_4"><text:s/></text:span><text:span text:style-name="T12_5">satisfied</text:span><text:span text:style-name="T12_6"><text:s/></text:span><text:span text:style-name="T12_7">with</text:span><text:span text:style-name="T12_8"><text:s/></text:span><text:span text:style-name="T12_9">our</text:span><text:span text:style-name="T12_10"><text:s/></text:span><text:span text:style-name="T12_11">Use</text:span><text:span text:style-name="T12_12"><text:s/></text:span><text:span text:style-name="T12_13">Cases</text:span><text:span text:style-name="T12_14">?</text:span><text:span text:style-name="T12_15">t</text:span></text:p>
      <text:p text:style-name="P13"><text:span text:style-name="T13_1">Domain</text:span><text:span text:style-name="T13_2"><text:s/></text:span><text:span text:style-name="T13_3">Model</text:span><text:span text:style-name="T13_4">?</text:span></text:p>
      <text:p text:style-name="P14"><text:span text:style-name="T14_1">RAD</text:span><text:span text:style-name="T14_2">?</text:span></text:p>
      <text:p text:style-name="P15"><text:span text:style-name="T15_1">Anything</text:span><text:span text:style-name="T15_2"><text:s/></text:span><text:span text:style-name="T15_3">else</text:span><text:span text:style-name="T15_4"><text:s/></text:span><text:span text:style-name="T15_5">we</text:span><text:span text:style-name="T15_6"><text:s/></text:span><text:span text:style-name="T15_7">have</text:span><text:span text:style-name="T15_8"><text:s/></text:span><text:span text:style-name="T15_9">produced</text:span><text:span text:style-name="T15_10"><text:s/></text:span><text:span text:style-name="T15_11">during</text:span><text:span text:style-name="T15_12"><text:s/></text:span><text:span text:style-name="T15_13">the</text:span><text:span text:style-name="T15_14"><text:s/></text:span><text:span text:style-name="T15_15">week</text:span><text:span text:style-name="T15_16">?</text:span></text:p>
      <text:list text:style-name="LS1" xml:id="list2" text:continue-list="list0">
        <text:list-item>
          <text:p text:style-name="P16"><text:span text:style-name="T16_1">Discussion</text:span><text:span text:style-name="T16_2"><text:s/></text:span><text:span text:style-name="T16_3">items</text:span><text:span text:style-name="T16_4"><text:s/>(35<text:s/></text:span><text:span text:style-name="T16_5">min</text:span><text:span text:style-name="T16_6">)</text:span></text:p>
        </text:list-item>
      </text:list>
      <text:p text:style-name="P17"><text:span text:style-name="T17_1">Prepare</text:span><text:span text:style-name="T17_2"><text:s/></text:span><text:span text:style-name="T17_3">questions</text:span><text:span text:style-name="T17_4"><text:s/></text:span><text:span text:style-name="T17_5">for</text:span><text:span text:style-name="T17_6"><text:s/></text:span><text:span text:style-name="T17_7">the</text:span><text:span text:style-name="T17_8"><text:s/></text:span><text:span text:style-name="T17_9">consultant</text:span><text:span text:style-name="T17_10">-</text:span><text:span text:style-name="T17_11">meeting</text:span><text:span text:style-name="T17_12"><text:s/></text:span><text:span text:style-name="T17_13">this</text:span><text:span text:style-name="T17_14"><text:s/></text:span><text:span text:style-name="T17_15">afternoon</text:span><text:span text:style-name="T17_16">,<text:s/></text:span><text:span text:style-name="T17_17">ex</text:span><text:span text:style-name="T17_18">:</text:span></text:p>
      <text:list text:style-name="LS2" xml:id="list3">
        <text:list-item>
          <text:list>
            <text:list-item>
              <text:p text:style-name="P18"><text:span text:style-name="T18_1">What</text:span><text:span text:style-name="T18_2"><text:s/></text:span><text:span text:style-name="T18_3">will</text:span><text:span text:style-name="T18_4"><text:s/></text:span><text:span text:style-name="T18_5">the</text:span><text:span text:style-name="T18_6"><text:s/></text:span><text:span text:style-name="T18_7">model</text:span><text:span text:style-name="T18_8"><text:s/></text:span><text:span text:style-name="T18_9">know</text:span><text:span text:style-name="T18_10"><text:s/></text:span><text:span text:style-name="T18_11">of</text:span><text:span text:style-name="T18_12"><text:s/></text:span><text:span text:style-name="T18_13">JME</text:span><text:span text:style-name="T18_14">?<text:s/></text:span><text:span text:style-name="T18_15">If</text:span><text:span text:style-name="T18_16"><text:s/></text:span><text:span text:style-name="T18_17">anything</text:span><text:span text:style-name="T18_18">?</text:span></text:p>
            </text:list-item>
            <text:list-item>
              <text:p text:style-name="P19"><text:span text:style-name="T19_1">What</text:span><text:span text:style-name="T19_2"><text:s/></text:span><text:span text:style-name="T19_3">will</text:span><text:span text:style-name="T19_4"><text:s/></text:span><text:span text:style-name="T19_5">we</text:span><text:span text:style-name="T19_6"><text:s/></text:span><text:span text:style-name="T19_7">be</text:span><text:span text:style-name="T19_8"><text:s/></text:span><text:span text:style-name="T19_9">using</text:span><text:span text:style-name="T19_10"><text:s/></text:span><text:span text:style-name="T19_11">of</text:span><text:span text:style-name="T19_12"><text:s/></text:span><text:span text:style-name="T19_13">JME</text:span><text:span text:style-name="T19_14">?<text:s/></text:span><text:span text:style-name="T19_15">Any</text:span><text:span text:style-name="T19_16"><text:s/></text:span><text:span text:style-name="T19_17">tips</text:span><text:span text:style-name="T19_18">?</text:span></text:p>
            </text:list-item>
            <text:list-item>
              <text:p text:style-name="P20"><text:span text:style-name="T20_1">More</text:span><text:span text:style-name="T20_2"><text:s/></text:span><text:span text:style-name="T20_3">suggestions</text:span><text:span text:style-name="T20_4">!<text:s/></text:span><text:span text:style-name="T20_5">Anything</text:span><text:span text:style-name="T20_6"><text:s/></text:span><text:span text:style-name="T20_7">at</text:span><text:span text:style-name="T20_8"><text:s/></text:span><text:span text:style-name="T20_9">all</text:span><text:span text:style-name="T20_10">!</text:span></text:p>
            </text:list-item>
          </text:list>
        </text:list-item>
      </text:list>
      <text:p text:style-name="P21"><text:span text:style-name="T21_1">Go</text:span><text:span text:style-name="T21_2"><text:s/></text:span><text:span text:style-name="T21_3">through</text:span><text:span text:style-name="T21_4"><text:s/></text:span><text:span text:style-name="T21_5">the</text:span><text:span text:style-name="T21_6"><text:s/></text:span><text:span text:style-name="T21_7">game</text:span><text:span text:style-name="T21_8">-</text:span><text:span text:style-name="T21_9">mechanics</text:span><text:span text:style-name="T21_10"><text:s/></text:span><text:span text:style-name="T21_11">in</text:span><text:span text:style-name="T21_12"><text:s/></text:span><text:span text:style-name="T21_13">detail</text:span><text:span text:style-name="T21_14">.</text:span></text:p>
      <text:list text:style-name="LS3" xml:id="list6">
        <text:list-item>
          <text:list>
            <text:list-item>
              <text:p text:style-name="P22"><text:span text:style-name="T22_1">Document</text:span><text:span text:style-name="T22_2"><text:s/></text:span><text:span text:style-name="T22_3">the</text:span><text:span text:style-name="T22_4"><text:s/></text:span><text:span text:style-name="T22_5">discussion</text:span></text:p>
            </text:list-item>
            <text:list-item>
              <text:p text:style-name="P23"><text:span text:style-name="T23_1">Do</text:span><text:span text:style-name="T23_2"><text:s/></text:span><text:span text:style-name="T23_3">our</text:span><text:span text:style-name="T23_4"><text:s/></text:span><text:span text:style-name="T23_5">Use</text:span><text:span text:style-name="T23_6"><text:s/></text:span><text:span text:style-name="T23_7">cases</text:span><text:span text:style-name="T23_8"><text:s/></text:span><text:span text:style-name="T23_9">cover</text:span><text:span text:style-name="T23_10"><text:s/></text:span><text:span text:style-name="T23_11">them</text:span><text:span text:style-name="T23_12">?<text:s/></text:span><text:span text:style-name="T23_13">Except</text:span><text:span text:style-name="T23_14"><text:s/></text:span><text:span text:style-name="T23_15">details</text:span></text:p>
            </text:list-item>
          </text:list>
        </text:list-item>
      </text:list>
      <text:p text:style-name="P24"><text:span text:style-name="T24_1">Anything</text:span><text:span text:style-name="T24_2"><text:s/></text:span><text:span text:style-name="T24_3">else</text:span><text:span text:style-name="T24_4">?<text:s/></text:span><text:span text:style-name="T24_5">Documents</text:span><text:span text:style-name="T24_6"><text:s/></text:span><text:span text:style-name="T24_7">on</text:span><text:span text:style-name="T24_8"><text:s/></text:span><text:span text:style-name="T24_9">git</text:span><text:span text:style-name="T24_10">?<text:s/></text:span><text:span text:style-name="T24_11">Types</text:span><text:span text:style-name="T24_12"><text:s/></text:span><text:span text:style-name="T24_13">that</text:span><text:span text:style-name="T24_14"><text:s/></text:span><text:span text:style-name="T24_15">are</text:span><text:span text:style-name="T24_16"><text:s/></text:span><text:span text:style-name="T24_17">not</text:span><text:span text:style-name="T24_18"><text:s/></text:span><text:span text:style-name="T24_19">editable</text:span><text:span text:style-name="T24_20"><text:s/></text:span><text:span text:style-name="T24_21">on</text:span><text:span text:style-name="T24_22"><text:s/></text:span><text:span text:style-name="T24_23">google</text:span><text:span text:style-name="T24_24"><text:s/></text:span><text:span text:style-name="T24_25">docs</text:span><text:span text:style-name="T24_26"><text:s/></text:span><text:span text:style-name="T24_27">for</text:span><text:span text:style-name="T24_28"><text:s/></text:span><text:span text:style-name="T24_29">example</text:span><text:span text:style-name="T24_30"><text:s/>...</text:span></text:p>
      <text:list text:style-name="LS1" xml:id="list8" text:continue-list="list0">
        <text:list-item>
          <text:p text:style-name="P25"><text:span text:style-name="T25_1">Outcomes</text:span><text:span text:style-name="T25_2"><text:s/></text:span><text:span text:style-name="T25_3">and</text:span><text:span text:style-name="T25_4"><text:s/></text:span><text:span text:style-name="T25_5">assignments</text:span><text:span text:style-name="T25_6"><text:s/>(5<text:s/></text:span><text:span text:style-name="T25_7">min</text:span><text:span text:style-name="T25_8">)</text:span></text:p>
          <text:list>
            <text:list-item>
              <text:p text:style-name="P26"><text:span text:style-name="T26_1">It</text:span><text:span text:style-name="T26_2">'</text:span><text:span text:style-name="T26_3">s</text:span><text:span text:style-name="T26_4"><text:s/></text:span><text:span text:style-name="T26_5">decided</text:span><text:span text:style-name="T26_6"><text:s/></text:span><text:span text:style-name="T26_7">that</text:span><text:span text:style-name="T26_8"><text:s/></text:span><text:span text:style-name="T26_9">everyone</text:span><text:span text:style-name="T26_10"><text:s/></text:span><text:span text:style-name="T26_11">should</text:span><text:span text:style-name="T26_12"><text:s/></text:span><text:span text:style-name="T26_13">be</text:span><text:span text:style-name="T26_14"><text:s/></text:span><text:span text:style-name="T26_15">done</text:span><text:span text:style-name="T26_16"><text:s/></text:span><text:span text:style-name="T26_17">with</text:span><text:span text:style-name="T26_18"><text:s/></text:span><text:span text:style-name="T26_19">the</text:span><text:span text:style-name="T26_20"><text:s/></text:span><text:span text:style-name="T26_21">JME</text:span><text:span text:style-name="T26_22"><text:s/></text:span><text:span text:style-name="T26_23">Basic</text:span><text:span text:style-name="T26_24"><text:s/></text:span><text:span text:style-name="T26_25">tutorials</text:span><text:span text:style-name="T26_26">.</text:span></text:p>
            </text:list-item>
            <text:list-item>
              <text:p text:style-name="P27"><text:span text:style-name="T27_1">John</text:span><text:span text:style-name="T27_2"><text:s/></text:span><text:span text:style-name="T27_3">should</text:span><text:span text:style-name="T27_4"><text:s/></text:span><text:span text:style-name="T27_5">prepare</text:span><text:span text:style-name="T27_6"><text:s/></text:span><text:span text:style-name="T27_7">next</text:span><text:span text:style-name="T27_8"><text:s/></text:span><text:span text:style-name="T27_9">meetings</text:span><text:span text:style-name="T27_10"><text:s/></text:span><text:span text:style-name="T27_11">agenda</text:span></text:p>
            </text:list-item>
            <text:list-item>
              <text:p text:style-name="P28"><text:span text:style-name="T28_1">Johannes</text:span><text:span text:style-name="T28_2"><text:s/></text:span><text:span text:style-name="T28_3">should</text:span><text:span text:style-name="T28_4"><text:s/></text:span><text:span text:style-name="T28_5">make</text:span><text:span text:style-name="T28_6"><text:s/></text:span><text:span text:style-name="T28_7">sure</text:span><text:span text:style-name="T28_8"><text:s/></text:span><text:span text:style-name="T28_9">he</text:span><text:span text:style-name="T28_10"><text:s/></text:span><text:span text:style-name="T28_11">brings</text:span><text:span text:style-name="T28_12"><text:s/></text:span><text:span text:style-name="T28_13">his</text:span><text:span text:style-name="T28_14"><text:s/></text:span><text:span text:style-name="T28_15">laptop</text:span><text:span text:style-name="T28_16"><text:s/></text:span><text:span text:style-name="T28_17">so</text:span><text:span text:style-name="T28_18"><text:s/></text:span><text:span text:style-name="T28_19">he</text:span><text:span text:style-name="T28_20"><text:s/></text:span><text:span text:style-name="T28_21">can</text:span><text:span text:style-name="T28_22"><text:s/></text:span><text:span text:style-name="T28_23">write</text:span><text:span text:style-name="T28_24"><text:s/></text:span><text:span text:style-name="T28_25">protocol</text:span><text:span text:style-name="T28_26">.</text:span></text:p>
            </text:list-item>
          </text:list>
        </text:list-item>
        <text:list-item>
          <text:p text:style-name="P29"><text:span text:style-name="T29_1">Wrap</text:span><text:span text:style-name="T29_2"><text:s/></text:span><text:span text:style-name="T29_3">up</text:span></text:p>
          <text:list>
            <text:list-item>
              <text:p text:style-name="P30"><text:span text:style-name="T30_1"><text:s/></text:span><text:span text:style-name="T30_2">Next</text:span><text:span text:style-name="T30_3"><text:s/></text:span><text:span text:style-name="T30_4">Meeting</text:span><text:span text:style-name="T30_5">:<text:s/>9.30<text:s/></text:span><text:span text:style-name="T30_6">Monday</text:span><text:span text:style-name="T30_7"><text:s/>19-03-201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